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drawooo="http://openoffice.org/2010/draw" xmlns:loext="urn:org:documentfoundation:names:experimental:office:xmlns:loext:1.0" xmlns:calcext="urn:org:documentfoundation:names:experimental:calc:xmlns:calcext:1.0" xmlns:tableooo="http://openoffice.org/2009/table" xmlns:field="urn:openoffice:names:experimental:ooo-ms-interop:xmlns:field:1.0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8">00/00/0000</text:date>, <text:time style:data-style-name="N2" text:time-value="11:06:53.8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5T13:13:24.034000000</meta:creation-date>
    <dc:date>2023-09-25T13:14:00.613000000</dc:date>
    <meta:editing-duration>PT37S</meta:editing-duration>
    <meta:editing-cycles>1</meta:editing-cycles>
    <meta:generator>LibreOffice/7.0.3.1$Windows_X86_64 LibreOffice_project/d7547858d014d4cf69878db179d326fc3483e082</meta:generator>
    <meta:document-statistic meta:table-count="1" meta:cell-count="11" meta:object-count="0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ec0094008a0046009f00110042001b00bf006f00f600d800690068002d00a5">
    <SignedInfo>
      <CanonicalizationMethod Algorithm="http://www.w3.org/TR/2001/REC-xml-c14n-20010315"/>
      <SignatureMethod Algorithm="http://www.w3.org/2001/04/xmldsig-more#rsa-sha512"/>
      <Reference URI="mimetype">
        <DigestMethod Algorithm="http://www.w3.org/2001/04/xmlenc#sha512"/>
        <DigestValue>hhyN1uwwUWzhO2pRt1XgBHr+I25gYT7yvGWp6k4QW/oYyACi/SsV7ONaJ/3w+buX
armPkgHHUo25yl0bn87NGg==</DigestValue>
      </Reference>
      <Reference URI="manifest.rdf">
        <DigestMethod Algorithm="http://www.w3.org/2001/04/xmlenc#sha512"/>
        <DigestValue>6iP77BBEQ4K42qdmBZzh+p1tjUaik95dYnaKfZjNJxZbSuLNMU/g8YhI5BigEk+C
KyA8FgiOvLpZfnw5zW/q8A==</DigestValue>
      </Reference>
      <Reference URI="styles.xml">
        <Transforms>
          <Transform Algorithm="http://www.w3.org/TR/2001/REC-xml-c14n-20010315"/>
        </Transforms>
        <DigestMethod Algorithm="http://www.w3.org/2001/04/xmlenc#sha512"/>
        <DigestValue>PWKd6Jj7Nd07whZBmX6VUB1+7qHdCTTdhhqC51JmxEzee7c7hqsiIIvDlfI3n2rC
cLqt53xS412238k5DUbhdw==</DigestValue>
      </Reference>
      <Reference URI="meta.xml">
        <Transforms>
          <Transform Algorithm="http://www.w3.org/TR/2001/REC-xml-c14n-20010315"/>
        </Transforms>
        <DigestMethod Algorithm="http://www.w3.org/2001/04/xmlenc#sha512"/>
        <DigestValue>8kNRZtMbuEnDtJnk3XYh5Qr0/iUgJ/xYk9WKH01SpQWR4uFoij2gq7xELBGwX9ss
U54jxuQwMyccJkzw5ayYpg==</DigestValue>
      </Reference>
      <Reference URI="content.xml">
        <Transforms>
          <Transform Algorithm="http://www.w3.org/TR/2001/REC-xml-c14n-20010315"/>
        </Transforms>
        <DigestMethod Algorithm="http://www.w3.org/2001/04/xmlenc#sha512"/>
        <DigestValue>/QN6wKp2+vmvvwc6g3gacqPRA+/Otghl04YBt4U6w55lOLjqpyKvTqb9T2N1mcI6
/7m4VVYgp64H1qK5QF4pLQ==</DigestValue>
      </Reference>
      <Reference URI="Thumbnails/thumbnail.png">
        <DigestMethod Algorithm="http://www.w3.org/2001/04/xmlenc#sha512"/>
        <DigestValue>Vcgx3fySyRFltA/B4Rs46TTE1Oi2e1ey6l4J/9BwnzeJPpVYVgv/7w/zSOgsEktT
qXiE1Xm5fLnftxHMzacx/A==</DigestValue>
      </Reference>
      <Reference URI="settings.xml">
        <Transforms>
          <Transform Algorithm="http://www.w3.org/TR/2001/REC-xml-c14n-20010315"/>
        </Transforms>
        <DigestMethod Algorithm="http://www.w3.org/2001/04/xmlenc#sha512"/>
        <DigestValue>0B525KiCVtG+nwtG9FL7u0I7OFRe5tHOlu9W86oaOG1qFs32Gtik2X+M+Wo/PBqZ
e9pqW7gVQJ/XJ+GV/pXGbQ==</DigestValue>
      </Reference>
      <Reference URI="META-INF/manifest.xml">
        <Transforms>
          <Transform Algorithm="http://www.w3.org/TR/2001/REC-xml-c14n-20010315"/>
        </Transforms>
        <DigestMethod Algorithm="http://www.w3.org/2001/04/xmlenc#sha512"/>
        <DigestValue>lmB7CDjz9clvjPfJ6LmUJbEQciY53UGOBAS5ZwStWwE9q72kpQ9vB+wm6GS+s7Z3
jdvPIvmol832hGWutTx4gw==</DigestValue>
      </Reference>
      <Reference URI="#ID_007400130054007f0040004f0044004c008b007c00a8006000ae008a006800e6">
        <DigestMethod Algorithm="http://www.w3.org/2001/04/xmlenc#sha512"/>
        <DigestValue>zrbyG/Feui87zC68M4PSj6M1K8oI8eJ9LBJVICOftQrF45x4aZdptHVi1tZlxbBo
85pzCcVkCrbazYkSbVhiwA==</DigestValue>
      </Reference>
      <Reference URI="#idSignedProperties" Type="http://uri.etsi.org/01903#SignedProperties">
        <DigestMethod Algorithm="http://www.w3.org/2001/04/xmlenc#sha512"/>
        <DigestValue>JBTkq5xqeWSanq2UNS/hnrYjQdHrPELk6hoUjRjyGyVNNivGz4WfIN4gMJlvdeXO
0yKTuepleVrpXB0ukI2RXg==</DigestValue>
      </Reference>
    </SignedInfo>
    <SignatureValue>iHUEABYKAB0WIQQLtWNHUwpH/6j9Xy981UOfD0XB0gUCZUteFgAKCRB81UOfD0XB0phlAP9e1VvWvU2
KGLAiWckSn3et/1a9DHbLwaxV2ODrLCp/FgD+Nj3w8AFSAR5gIlWuAZNPiLakX2Jk+JvVwfshj66E6Q
I=</SignatureValue>
    <KeyInfo>
      <PGPData xmlns:loext="urn:org:documentfoundation:names:experimental:office:xmlns:loext:1.0">
        <PGPKeyID>MEJCNTYzNDc1MzBBNDdGRkE4RkQ1RjJGN0NENTQzOUYwRjQ1QzFEMgA=</PGPKeyID>
        <PGPKeyPacket>mDMEZUtdghYJKwYBBAHaRw8BAQdAoR+dDwqUQTdacAOzICdPEgOgFb/86RDvyAS1u9jKx4m0Ek1hcnRpbiA8bWRoQHNhLmRrPoiZBBMWCgBBFiEEC7VjR1MKR/+o/V8vfNVDnw9FwdIFAmVLXYICGwMFCQWk+K4FCwkIBwICIgIGFQoJCAsCBBYCAwECHgcCF4AACgkQfNVDnw9FwdLagQD/cK4x+qLRN8k3Spwn8Afq/pJk8Y1Y4cZvXuVpqiwurkQBAPYb2VYNAGyqCRja3qBE5Qc8dx1HJ5xUMO9wJR71kRsLuDgEZUtdghIKKwYBBAGXVQEFAQEHQPJzjusC46zBECkmIPXS3i6/n6h5/Z6wgGxQyfCc3VlvAwEIB4h+BBgWCgAmFiEEC7VjR1MKR/+o/V8vfNVDnw9FwdIFAmVLXYICGwwFCQWk+K4ACgkQfNVDnw9FwdLx1gEA1tMZ2A9aC6ilLYlxe3SmN24BZJdMc5+tzndAkfxllfoBAOyeJXDo5XRxqwZjtU2vEgS2jZxFzQTQoEnIiT9nki8M</PGPKeyPacket>
        <loext:PGPOwner>Martin &lt;mdh@sa.dk&gt;</loext:PGPOwner>
      </PGPData>
    </KeyInfo>
    <Object>
      <SignatureProperties>
        <SignatureProperty Id="ID_007400130054007f0040004f0044004c008b007c00a8006000ae008a006800e6" Target="#ID_00ec0094008a0046009f00110042001b00bf006f00f600d800690068002d00a5">
          <dc:date xmlns:dc="http://purl.org/dc/elements/1.1/">2023-11-08T11:08:21.922000000</dc:date>
        </SignatureProperty>
      </SignatureProperties>
    </Object>
    <Object xmlns:xd="http://uri.etsi.org/01903/v1.3.2#">
      <xd:QualifyingProperties Target="#ID_00ec0094008a0046009f00110042001b00bf006f00f600d800690068002d00a5">
        <xd:SignedProperties Id="idSignedProperties">
          <xd:SignedSignatureProperties>
            <xd:SigningTime>2023-11-08T11:08:21.922000000</xd:SigningTime>
            <xd:SigningCertificate>
              <xd:Cert>
                <xd:CertDigest>
                  <DigestMethod Algorithm="http://www.w3.org/2001/04/xmlenc#sha256"/>
                  <DigestValue>MEJCNTYzNDc1MzBBNDdGRkE4RkQ1RjJGN0NENTQzOUYwRjQ1QzFEMgA=</DigestValue>
                </xd:CertDigest>
                <xd:IssuerSerial>
                  <X509IssuerName/>
                  <X509SerialNumber/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/>
          </xd:UnsignedSignatureProperties>
        </xd:UnsignedProperties>
      </xd:QualifyingProperties>
    </Object>
  </Signature>
</document-signatures>
</file>